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5000005665897ECEAF78C0975.jpg" manifest:media-type="image/jpeg"/>
  <manifest:file-entry manifest:full-path="Pictures/100000000000052F0000027D2F98D2675093713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Header">
      <style:paragraph-properties fo:margin-top="0.101cm" fo:margin-bottom="0cm" loext:contextual-spacing="false" fo:padding="0.049cm" fo:border-left="none" fo:border-right="none" fo:border-top="none" fo:border-bottom="2.01pt solid #1b75bc" style:shadow="none"/>
      <style:text-properties fo:font-size="11pt" officeooo:paragraph-rsid="0014ed3f" style:font-size-asian="11pt" style:font-size-complex="11pt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2.01pt solid #00599d" fo:border-bottom="none" style:shadow="none"/>
      <style:text-properties fo:color="#00599d" style:font-name="Liberation Sans" fo:font-size="11pt" officeooo:rsid="00162404" officeooo:paragraph-rsid="00162404" style:font-size-asian="11pt" style:font-size-complex="11pt"/>
    </style:style>
    <style:style style:name="P4" style:family="paragraph" style:parent-style-name="Footer">
      <style:paragraph-properties fo:text-align="center" style:justify-single-word="false"/>
      <style:text-properties fo:color="#00599d" style:font-name="Liberation Sans" fo:font-size="11pt" officeooo:rsid="00162404" officeooo:paragraph-rsid="00162404" style:font-size-asian="11pt" style:font-size-complex="11pt"/>
    </style:style>
    <style:style style:name="P5" style:family="paragraph" style:parent-style-name="Footer">
      <style:paragraph-properties fo:text-align="center" style:justify-single-word="false"/>
      <style:text-properties officeooo:rsid="00162404" officeooo:paragraph-rsid="00162404"/>
    </style:style>
    <style:style style:name="P6" style:family="paragraph" style:parent-style-name="Heading">
      <style:text-properties officeooo:rsid="001b2417" officeooo:paragraph-rsid="001b2417"/>
    </style:style>
    <style:style style:name="P7" style:family="paragraph" style:parent-style-name="Text_20_body">
      <style:text-properties officeooo:rsid="001dfcb4" officeooo:paragraph-rsid="001dfcb4"/>
    </style:style>
    <style:style style:name="P8" style:family="paragraph" style:parent-style-name="Text_20_body" style:list-style-name="L1">
      <style:text-properties officeooo:rsid="001dfcb4" officeooo:paragraph-rsid="001dfcb4"/>
    </style:style>
    <style:style style:name="P9" style:family="paragraph" style:parent-style-name="Text_20_body" style:list-style-name="L1">
      <style:text-properties officeooo:rsid="001f5f06" officeooo:paragraph-rsid="001f5f06"/>
    </style:style>
    <style:style style:name="P10" style:family="paragraph" style:parent-style-name="Text_20_body">
      <style:text-properties officeooo:rsid="002243a8" officeooo:paragraph-rsid="002243a8"/>
    </style:style>
    <style:style style:name="T1" style:family="text">
      <style:text-properties fo:color="#00599d" style:font-name="Liberation Sans" fo:font-weight="bold" officeooo:rsid="0014ed3f" style:font-weight-asian="bold" style:font-weight-complex="bold"/>
    </style:style>
    <style:style style:name="T2" style:family="text">
      <style:text-properties fo:color="#00599d" style:font-name="Liberation Sans" officeooo:rsid="0014ed3f"/>
    </style:style>
    <style:style style:name="T3" style:family="text">
      <style:text-properties fo:color="#00599d" style:font-name="Liberation Sans" fo:font-size="11pt" style:font-size-asian="11pt" style:font-size-complex="11pt"/>
    </style:style>
    <style:style style:name="T4" style:family="text">
      <style:text-properties fo:color="#000080" style:font-name="Liberation Sans" fo:font-size="11pt" style:font-size-asian="11pt" style:font-size-complex="11pt"/>
    </style:style>
    <style:style style:name="T5" style:family="text">
      <style:text-properties officeooo:rsid="001f5f0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5.93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dido de Vendas</text:p>
      <text:h text:style-name="Heading_20_1" text:outline-level="1">Fluxo do Pedido</text:h>
      <text:p text:style-name="P10"/>
      <text:h text:style-name="Heading_20_1" text:outline-level="1">Etapas</text:h>
      <text:h text:style-name="Heading_20_2" text:outline-level="2">Digitação</text:h>
      <text:p text:style-name="P7">Nesta etapa o usuário deve “construir” o pedido de vendas. É nesta etapa que o usuário registra as informações no cabeçalho do pedido. Os principais campos são:</text:p>
      <text:list xml:id="list596413001" text:style-name="L1">
        <text:list-item>
          <text:p text:style-name="P8"><text:span text:style-name="T5">Tipo</text:span> – identifica o tipo de pedido de venda. Este código previamente cadastrado, serve para guiar o comportamento no preenchimento do pedido de vendas. Este campo define, por exemplo, se o pedido terá serviços, materiais e/ou mão de obra.</text:p>
        </text:list-item>
        <text:list-item>
          <text:p text:style-name="P9">Cliente – código do cliente que autorizará os valores do pedido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Header">
      <style:paragraph-properties fo:margin-top="0.101cm" fo:margin-bottom="0cm" loext:contextual-spacing="false" fo:padding="0.049cm" fo:border-left="none" fo:border-right="none" fo:border-top="none" fo:border-bottom="2.01pt solid #1b75bc" style:shadow="none"/>
      <style:text-properties fo:font-size="11pt" officeooo:paragraph-rsid="0014ed3f" style:font-size-asian="11pt" style:font-size-complex="11pt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2.01pt solid #00599d" fo:border-bottom="none" style:shadow="none"/>
      <style:text-properties fo:color="#00599d" style:font-name="Liberation Sans" fo:font-size="11pt" officeooo:rsid="00162404" officeooo:paragraph-rsid="00162404" style:font-size-asian="11pt" style:font-size-complex="11pt"/>
    </style:style>
    <style:style style:name="MP4" style:family="paragraph" style:parent-style-name="Footer">
      <style:paragraph-properties fo:text-align="center" style:justify-single-word="false"/>
      <style:text-properties fo:color="#00599d" style:font-name="Liberation Sans" fo:font-size="11pt" officeooo:rsid="00162404" officeooo:paragraph-rsid="00162404" style:font-size-asian="11pt" style:font-size-complex="11pt"/>
    </style:style>
    <style:style style:name="MP5" style:family="paragraph" style:parent-style-name="Footer">
      <style:paragraph-properties fo:text-align="center" style:justify-single-word="false"/>
      <style:text-properties officeooo:rsid="00162404" officeooo:paragraph-rsid="00162404"/>
    </style:style>
    <style:style style:name="MT1" style:family="text">
      <style:text-properties fo:color="#00599d" style:font-name="Liberation Sans" fo:font-weight="bold" officeooo:rsid="0014ed3f" style:font-weight-asian="bold" style:font-weight-complex="bold"/>
    </style:style>
    <style:style style:name="MT2" style:family="text">
      <style:text-properties fo:color="#00599d" style:font-name="Liberation Sans" officeooo:rsid="0014ed3f"/>
    </style:style>
    <style:style style:name="MT3" style:family="text">
      <style:text-properties fo:color="#000080" style:font-name="Liberation Sans" fo:font-size="11pt" style:font-size-asian="11pt" style:font-size-complex="11pt"/>
    </style:style>
    <style:style style:name="MT4" style:family="text">
      <style:text-properties fo:color="#00599d" style:font-name="Liberation Sans" fo:font-size="11pt" style:font-size-asian="11pt" style:font-size-complex="11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5.935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Table_20_Contents"><draw:frame draw:style-name="Mfr1" draw:name="Figura3" text:anchor-type="as-char" svg:width="4.662cm" svg:height="2.238cm" draw:z-index="0"><draw:image xlink:href="Pictures/100000000000052F0000027D2F98D26750937137.png" xlink:type="simple" xlink:show="embed" xlink:actuate="onLoad" loext:mime-type="image/png"/></draw:frame></text:p>
            </table:table-cell>
            <table:table-cell table:style-name="Tabela2.A1" office:value-type="string">
              <text:p text:style-name="MP1"><draw:frame draw:style-name="Mfr2" draw:name="Figura4" text:anchor-type="as-char" svg:width="3.343cm" svg:height="2.164cm" draw:z-index="1"><draw:image xlink:href="Pictures/10000000000006A5000005665897ECEAF78C0975.jpg" xlink:type="simple" xlink:show="embed" xlink:actuate="onLoad" loext:mime-type="image/jpeg"/></draw:frame></text:p>
            </table:table-cell>
          </table:table-row>
        </table:table>
        <text:p text:style-name="MP2"><text:span text:style-name="MT1">LORENCINI BRASIL</text:span><text:span text:style-name="MT2"> – Comércio, Importação e Serviços Ltda – EPP</text:span></text:p>
      </style:header>
      <style:footer>
        <text:p text:style-name="MP3">Rua Raymundo Cirino nº 65 – Planalto – São Bernardo do Campo/SP – CEP 09890-510</text:p>
        <text:p text:style-name="MP4">Fone (11) 4399-3132 / Emergência (11) 9.9943-0943 – (11) 4392-5241</text:p>
        <text:p text:style-name="MP5"><text:a xlink:type="simple" xlink:href="mailto:lorencini@lorencini.com.br" text:style-name="Internet_20_link" text:visited-style-name="Visited_20_Internet_20_Link"><text:span text:style-name="MT3">lorencini@lorencini.com.br</text:span></text:a><text:span text:style-name="MT4"> / </text:span><text:a xlink:type="simple" xlink:href="http://www.lorencini.com.br/" text:style-name="Internet_20_link" text:visited-style-name="Visited_20_Internet_20_Link"><text:span text:style-name="MT3">www.lorencini.com.br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00:59.856000000</meta:creation-date>
    <meta:generator>LibreOffice/6.0.4.2$Windows_X86_64 LibreOffice_project/9b0d9b32d5dcda91d2f1a96dc04c645c450872bf</meta:generator>
    <meta:editing-duration>PT14M27S</meta:editing-duration>
    <meta:editing-cycles>7</meta:editing-cycles>
    <dc:date>2018-06-22T22:37:55.323000000</dc:date>
    <meta:document-statistic meta:table-count="1" meta:image-count="2" meta:object-count="0" meta:page-count="1" meta:paragraph-count="14" meta:word-count="118" meta:character-count="765" meta:non-whitespace-character-count="653"/>
    <meta:template xlink:type="simple" xlink:actuate="onRequest" xlink:title="Lorencini - Timbrado" xlink:href="../../../../../Users/ricar/Documents/Modelos%20Libre/Lorencini%20-%20Timbrado.ott" meta:date="2018-06-22T20:00:59.535000000"/>
  </office:meta>
</office:document-meta>
</file>